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05mm"/>
    </style:style>
    <style:style style:name="co4" style:family="table-column">
      <style:table-column-properties fo:break-before="auto" style:column-width="26.72mm"/>
    </style:style>
    <style:style style:name="ro1" style:family="table-row">
      <style:table-row-properties style:row-height="13.95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7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/>
      <style:text-properties style:font-name="FreeSans1" fo:font-size="11pt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FreeSans" fo:font-size="11pt"/>
    </style:style>
    <style:style style:name="ce3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7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FreeSans" fo:font-size="12pt" style:font-size-asian="12pt" style:font-size-complex="12pt"/>
    </style:style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9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18mm 0.04mm 0.18mm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20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11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12" style:family="table-cell" style:parent-style-name="Default" style:data-style-name="N107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26" style:family="table-cell" style:parent-style-name="Default" style:data-style-name="N107">
      <style:table-cell-properties fo:border-bottom="0.74pt solid #000000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27" style:family="table-cell" style:parent-style-name="Default" style:data-style-name="N107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FreeSans" fo:font-size="11pt"/>
    </style:style>
    <style:style style:name="ce15" style:family="table-cell" style:parent-style-name="Default" style:data-style-name="N107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6" style:family="table-cell" style:parent-style-name="Default" style:data-style-name="N107">
      <style:table-cell-properties fo:border-bottom="1.11pt double-thin #000000" style:border-line-width-bottom="0.18mm 0.04mm 0.18mm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17" style:family="table-cell" style:parent-style-name="Default" style:data-style-name="N107">
      <style:table-cell-properties fo:border-bottom="0.74pt solid #000000" style:text-align-source="fix" style:repeat-content="false" fo:wrap-option="wrap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8" style:family="table-cell" style:parent-style-name="Default" style:data-style-name="N107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 fo:font-weight="bold" style:font-weight-asian="bold" style:font-weight-complex="bold"/>
    </style:style>
    <style:style style:name="ce19" style:family="table-cell" style:parent-style-name="Default" style:data-style-name="N107">
      <style:table-cell-properties fo:border-bottom="1.11pt double-thin #000000" style:border-line-width-bottom="0.18mm 0.04mm 0.18mm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FreeSans" fo:font-size="11pt" fo:font-weight="bold" style:font-weight-asian="bold" style:font-weight-complex="bold"/>
    </style:style>
    <style:style style:name="ce33" style:family="table-cell" style:parent-style-name="Default" style:data-style-name="N107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21" style:family="table-cell" style:parent-style-name="Default" style:data-style-name="N107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2" style:family="table-cell" style:parent-style-name="Default" style:data-style-name="N107">
      <style:table-cell-properties fo:border-bottom="1.11pt double-thin #000000" style:border-line-width-bottom="0.18mm 0.04mm 0.18mm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font-name="FreeSans" style:font-name-asian="FreeSans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5" table:default-cell-style-name="ce3"/>
        <table:table-column table:style-name="co2" table:number-columns-repeated="1018" table:default-cell-style-name="Default"/>
        <table:table-row table:style-name="ro1">
          <table:table-cell table:style-name="ce1"/>
          <table:table-cell table:style-name="ce1" office:value-type="string" calcext:value-type="string">
            <text:p>Кількість</text:p>
          </table:table-cell>
          <table:table-cell table:style-name="ce1" office:value-type="string" calcext:value-type="string">
            <text:p>Кількість хомутів</text:p>
          </table:table-cell>
          <table:table-cell table:style-name="ce1" office:value-type="string" calcext:value-type="string">
            <text:p>Загальна кількість хомутів</text:p>
          </table:table-cell>
          <table:table-cell table:style-name="ce1" office:value-type="string" calcext:value-type="string">
            <text:p>Кількість перемичок</text:p>
          </table:table-cell>
          <table:table-cell table:style-name="ce1" office:value-type="string" calcext:value-type="string">
            <text:p>Загальна кількість перемичок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Вікно кімнатне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14" calcext:value-type="float">
            <text:p>14</text:p>
          </table:table-cell>
          <table:table-cell/>
          <table:table-cell table:formula="of:=[.B2]*[.E2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Вікно світлове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48" calcext:value-type="float">
            <text:p>48</text:p>
          </table:table-cell>
          <table:table-cell/>
          <table:table-cell table:formula="of:=[.B3]*[.E3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Двері кімнатні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B4]*[.E4]"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Разом</text:p>
          </table:table-cell>
          <table:table-cell table:number-columns-repeated="2"/>
          <table:table-cell table:formula="of:=SUM([.D2:.D4])" office:value-type="float" office:value="86" calcext:value-type="float">
            <text:p>86</text:p>
          </table:table-cell>
          <table:table-cell/>
          <table:table-cell table:formula="of:=SUM([.F2:.F4])"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Кількість</text:p>
          </table:table-cell>
          <table:table-cell table:style-name="ce1" office:value-type="string" calcext:value-type="string">
            <text:p>Довжина, см</text:p>
          </table:table-cell>
          <table:table-cell table:style-name="ce1" office:value-type="string" calcext:value-type="string">
            <text:p>Загальна довжина, см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Хомут</text:p>
          </table:table-cell>
          <table:table-cell table:formula="of:=[.D5]"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table:formula="of:=[.B8]*[.C8]" office:value-type="float" office:value="5160" calcext:value-type="float">
            <text:p>516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Перемичка</text:p>
          </table:table-cell>
          <table:table-cell table:formula="of:=[.F5]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formula="of:=[.B9]*[.C9]" office:value-type="float" office:value="294" calcext:value-type="float">
            <text:p>29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Разом</text:p>
          </table:table-cell>
          <table:table-cell table:number-columns-repeated="2"/>
          <table:table-cell table:formula="of:=SUM([.D8:.D9])" office:value-type="float" office:value="5454" calcext:value-type="float">
            <text:p>5454</text:p>
          </table:table-cell>
          <table:table-cell table:number-columns-repeated="1020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Хомути" table:style-name="ta1">
        <table:table-column table:style-name="co2" table:default-cell-style-name="ce2"/>
        <table:table-column table:style-name="co3" table:number-columns-repeated="2" table:default-cell-style-name="ce12"/>
        <table:table-column table:style-name="co2" table:default-cell-style-name="ce12"/>
        <table:table-column table:style-name="co4" table:default-cell-style-name="ce12"/>
        <table:table-column table:style-name="co2" table:number-columns-repeated="4" table:default-cell-style-name="ce12"/>
        <table:table-column table:style-name="co2" table:number-columns-repeated="1015" table:default-cell-style-name="Default"/>
        <table:table-row table:style-name="ro3">
          <table:table-cell table:style-name="ce7" office:value-type="string" calcext:value-type="string">
            <text:p>Данні для виготовлення хомутів</text:p>
          </table:table-cell>
          <table:table-cell table:number-columns-repeated="8"/>
          <table:table-cell table:style-name="ce23" table:number-columns-repeated="1015"/>
        </table:table-row>
        <table:table-row table:style-name="ro3">
          <table:table-cell office:value-type="string" calcext:value-type="string">
            <text:p>Матеріал арматура <text:span text:style-name="T1">∅6 мм</text:span></text:p>
          </table:table-cell>
          <table:table-cell table:number-columns-repeated="8"/>
          <table:table-cell table:style-name="ce23" table:number-columns-repeated="1015"/>
        </table:table-row>
        <table:table-row table:style-name="ro2">
          <table:table-cell table:style-name="ce8"/>
          <table:table-cell table:number-columns-repeated="8"/>
          <table:table-cell table:style-name="ce23" table:number-columns-repeated="1015"/>
        </table:table-row>
        <table:table-row table:style-name="ro2">
          <table:table-cell table:style-name="ce9" table:number-columns-spanned="1" table:number-rows-spanned="2"/>
          <table:table-cell table:style-name="ce26" office:value-type="string" calcext:value-type="string" table:number-columns-spanned="2" table:number-rows-spanned="1">
            <text:p>Розмір</text:p>
          </table:table-cell>
          <table:covered-table-cell table:style-name="ce26"/>
          <table:table-cell table:style-name="ce17" office:value-type="string" calcext:value-type="string" table:number-columns-spanned="1" table:number-rows-spanned="2">
            <text:p>Довжина розрах., см</text:p>
          </table:table-cell>
          <table:table-cell table:style-name="ce17" office:value-type="string" calcext:value-type="string" table:number-columns-spanned="1" table:number-rows-spanned="2">
            <text:p>Довжина заготовки, см</text:p>
          </table:table-cell>
          <table:table-cell table:style-name="ce33" office:value-type="string" calcext:value-type="string" table:number-columns-spanned="4" table:number-rows-spanned="1">
            <text:p>Упори на згинальному верстаті</text:p>
          </table:table-cell>
          <table:covered-table-cell table:number-columns-repeated="2" table:style-name="ce26"/>
          <table:covered-table-cell table:style-name="ce33"/>
          <table:table-cell table:style-name="ce23" table:number-columns-repeated="1015"/>
        </table:table-row>
        <table:table-row table:style-name="ro2">
          <table:covered-table-cell table:style-name="ce20"/>
          <table:table-cell table:style-name="ce27" office:value-type="string" calcext:value-type="string">
            <text:p>Ширина, см</text:p>
          </table:table-cell>
          <table:table-cell table:style-name="ce27" office:value-type="string" calcext:value-type="string">
            <text:p>Висота, см</text:p>
          </table:table-cell>
          <table:covered-table-cell table:number-columns-repeated="2" table:style-name="ce27"/>
          <table:table-cell table:style-name="ce15" office:value-type="string" calcext:value-type="string">
            <text:p>Упор 1, см</text:p>
          </table:table-cell>
          <table:table-cell table:style-name="ce15" office:value-type="string" calcext:value-type="string">
            <text:p>Упор 2, см</text:p>
          </table:table-cell>
          <table:table-cell table:style-name="ce15" office:value-type="string" calcext:value-type="string">
            <text:p>Упор 3, см</text:p>
          </table:table-cell>
          <table:table-cell table:style-name="ce21" office:value-type="string" calcext:value-type="string">
            <text:p>Упор 4, см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Тип 1</text:p>
          </table:table-cell>
          <table:table-cell table:style-name="ce15" office:value-type="float" office:value="14.6" calcext:value-type="float">
            <text:p>14,6</text:p>
          </table:table-cell>
          <table:table-cell table:style-name="ce15" office:value-type="float" office:value="11.8" calcext:value-type="float">
            <text:p>11,8</text:p>
          </table:table-cell>
          <table:table-cell table:style-name="ce15" office:value-type="float" office:value="47.8" calcext:value-type="float">
            <text:p>47,8</text:p>
          </table:table-cell>
          <table:table-cell table:style-name="ce18" office:value-type="float" office:value="54" calcext:value-type="float">
            <text:p>54,0</text:p>
          </table:table-cell>
          <table:table-cell table:style-name="ce15" office:value-type="float" office:value="11" calcext:value-type="float">
            <text:p>11,0</text:p>
          </table:table-cell>
          <table:table-cell table:style-name="ce15" office:value-type="float" office:value="12" calcext:value-type="float">
            <text:p>12,0</text:p>
          </table:table-cell>
          <table:table-cell table:style-name="ce15" office:value-type="float" office:value="15" calcext:value-type="float">
            <text:p>15,0</text:p>
          </table:table-cell>
          <table:table-cell table:style-name="ce21" office:value-type="float" office:value="12" calcext:value-type="float">
            <text:p>12,0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Тип 2</text:p>
          </table:table-cell>
          <table:table-cell table:style-name="ce15" office:value-type="float" office:value="14.6" calcext:value-type="float">
            <text:p>14,6</text:p>
          </table:table-cell>
          <table:table-cell table:style-name="ce15" office:value-type="float" office:value="16.8" calcext:value-type="float">
            <text:p>16,8</text:p>
          </table:table-cell>
          <table:table-cell table:style-name="ce15" office:value-type="float" office:value="57.8" calcext:value-type="float">
            <text:p>57,8</text:p>
          </table:table-cell>
          <table:table-cell table:style-name="ce18" office:value-type="float" office:value="64" calcext:value-type="float">
            <text:p>64,0</text:p>
          </table:table-cell>
          <table:table-cell table:style-name="ce15" office:value-type="float" office:value="11" calcext:value-type="float">
            <text:p>11,0</text:p>
          </table:table-cell>
          <table:table-cell table:style-name="ce15" office:value-type="float" office:value="17" calcext:value-type="float">
            <text:p>17,0</text:p>
          </table:table-cell>
          <table:table-cell table:style-name="ce15" office:value-type="float" office:value="15" calcext:value-type="float">
            <text:p>15,0</text:p>
          </table:table-cell>
          <table:table-cell table:style-name="ce21" office:value-type="float" office:value="17" calcext:value-type="float">
            <text:p>17,0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Тип 3</text:p>
          </table:table-cell>
          <table:table-cell table:style-name="ce16" office:value-type="float" office:value="19.6" calcext:value-type="float">
            <text:p>19,6</text:p>
          </table:table-cell>
          <table:table-cell table:style-name="ce16" office:value-type="float" office:value="11.8" calcext:value-type="float">
            <text:p>11,8</text:p>
          </table:table-cell>
          <table:table-cell table:style-name="ce16" office:value-type="float" office:value="57.8" calcext:value-type="float">
            <text:p>57,8</text:p>
          </table:table-cell>
          <table:table-cell table:style-name="ce19" office:value-type="float" office:value="64" calcext:value-type="float">
            <text:p>64,0</text:p>
          </table:table-cell>
          <table:table-cell table:style-name="ce16" office:value-type="float" office:value="14" calcext:value-type="float">
            <text:p>14,0</text:p>
          </table:table-cell>
          <table:table-cell table:style-name="ce16" office:value-type="float" office:value="12" calcext:value-type="float">
            <text:p>12,0</text:p>
          </table:table-cell>
          <table:table-cell table:style-name="ce16" office:value-type="float" office:value="20" calcext:value-type="float">
            <text:p>20,0</text:p>
          </table:table-cell>
          <table:table-cell table:style-name="ce22" office:value-type="float" office:value="12" calcext:value-type="float">
            <text:p>12,0</text:p>
          </table:table-cell>
          <table:table-cell table:number-columns-repeated="1015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20mm" fo:margin-bottom="20mm" fo:margin-left="20mm" fo:margin-right="20mm" fo:background-color="transparent" style:scale-to="120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.00.0000</text:date>, <text:time style:data-style-name="N2" text:time-value="20:07:26.1939087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1-09-03T10:40:56.405299245</meta:creation-date>
    <dc:date>2021-09-09T20:25:04.880963559</dc:date>
    <dc:creator>Віталій </dc:creator>
    <meta:editing-duration>PT9H35M35S</meta:editing-duration>
    <meta:editing-cycles>12</meta:editing-cycles>
    <meta:generator>LibreOffice/6.2.8.2$Linux_X86_64 LibreOffice_project/20$Build-2</meta:generator>
    <meta:printed-by>Віталій </meta:printed-by>
    <meta:print-date>2021-09-09T20:23:54.580169893</meta:print-date>
    <meta:document-statistic meta:table-count="2" meta:cell-count="76" meta:object-count="0"/>
  </office:meta>
</office:document-meta>
</file>